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75" style:family="table-row">
      <style:table-row-properties style:row-height="0.222in" fo:break-before="auto" style:use-optimal-row-height="true"/>
    </style:style>
    <style:style style:name="ro78" style:family="table-row">
      <style:table-row-properties style:row-height="0.3736in" fo:break-before="auto" style:use-optimal-row-height="true"/>
    </style:style>
    <style:style style:name="ro79" style:family="table-row">
      <style:table-row-properties style:row-height="2.1898in" fo:break-before="auto" style:use-optimal-row-height="true"/>
    </style:style>
    <style:style style:name="ro80" style:family="table-row">
      <style:table-row-properties style:row-height="1.1307in" fo:break-before="auto" style:use-optimal-row-height="true"/>
    </style:style>
    <style:style style:name="ro81" style:family="table-row">
      <style:table-row-properties style:row-height="4.2953in" fo:break-before="auto" style:use-optimal-row-height="true"/>
    </style:style>
    <style:style style:name="ro82" style:family="table-row">
      <style:table-row-properties style:row-height="0.5252in" fo:break-before="auto" style:use-optimal-row-height="true"/>
    </style:style>
    <style:style style:name="ro83" style:family="table-row">
      <style:table-row-properties style:row-height="1.8362in" fo:break-before="auto" style:use-optimal-row-height="true"/>
    </style:style>
    <style:style style:name="ro84" style:family="table-row">
      <style:table-row-properties style:row-height="2.0382in" fo:break-before="auto" style:use-optimal-row-height="true"/>
    </style:style>
    <style:style style:name="ro85" style:family="table-row">
      <style:table-row-properties style:row-height="2.6346in" fo:break-before="auto" style:use-optimal-row-height="true"/>
    </style:style>
    <style:style style:name="ro86" style:family="table-row">
      <style:table-row-properties style:row-height="2.6709in" fo:break-before="auto" style:use-optimal-row-height="true"/>
    </style:style>
    <style:style style:name="ro90" style:family="table-row">
      <style:table-row-properties style:row-height="2.7953in" fo:break-before="auto" style:use-optimal-row-height="true"/>
    </style:style>
    <style:style style:name="ro91" style:family="table-row">
      <style:table-row-properties style:row-height="1.4335in" fo:break-before="auto" style:use-optimal-row-height="true"/>
    </style:style>
    <style:style style:name="ro92" style:family="table-row">
      <style:table-row-properties style:row-height="0.9791in" fo:break-before="auto" style:use-optimal-row-height="true"/>
    </style:style>
    <style:style style:name="ro93" style:family="table-row">
      <style:table-row-properties style:row-height="1.8866in" fo:break-before="auto" style:use-optimal-row-height="true"/>
    </style:style>
    <style:style style:name="ro94" style:family="table-row">
      <style:table-row-properties style:row-height="1.2681in" fo:break-before="auto" style:use-optimal-row-height="true"/>
    </style:style>
    <style:style style:name="ro95" style:family="table-row">
      <style:table-row-properties style:row-height="2.8307in" fo:break-before="auto" style:use-optimal-row-height="true"/>
    </style:style>
    <style:style style:name="ro96" style:family="table-row">
      <style:table-row-properties style:row-height="3.1335in" fo:break-before="auto" style:use-optimal-row-height="true"/>
    </style:style>
    <style:style style:name="ro97" style:family="table-row">
      <style:table-row-properties style:row-height="4.202in" fo:break-before="auto" style:use-optimal-row-height="true"/>
    </style:style>
    <style:style style:name="ro98" style:family="table-row">
      <style:table-row-properties style:row-height="3.2492in" fo:break-before="auto" style:use-optimal-row-height="true"/>
    </style:style>
    <style:style style:name="ro99" style:family="table-row">
      <style:table-row-properties style:row-height="2.6437in" fo:break-before="auto" style:use-optimal-row-height="true"/>
    </style:style>
    <style:style style:name="ro100" style:family="table-row">
      <style:table-row-properties style:row-height="2.3772in" fo:break-before="auto" style:use-optimal-row-height="true"/>
    </style:style>
    <style:style style:name="ro101" style:family="table-row">
      <style:table-row-properties style:row-height="3.0937in" fo:break-before="auto" style:use-optimal-row-height="true"/>
    </style:style>
    <style:style style:name="ro102" style:family="table-row">
      <style:table-row-properties style:row-height="2.2256in" fo:break-before="auto" style:use-optimal-row-height="true"/>
    </style:style>
    <style:style style:name="ro103" style:family="table-row">
      <style:table-row-properties style:row-height="2.0583in" fo:break-before="auto" style:use-optimal-row-height="true"/>
    </style:style>
    <style:style style:name="ro104" style:family="table-row">
      <style:table-row-properties style:row-height="1.1236in" fo:break-before="auto" style:use-optimal-row-height="true"/>
    </style:style>
    <style:style style:name="ro112" style:family="table-row">
      <style:table-row-properties style:row-height="2.9374in" fo:break-before="auto" style:use-optimal-row-height="true"/>
    </style:style>
    <style:style style:name="ro113" style:family="table-row">
      <style:table-row-properties style:row-height="2.4811in" fo:break-before="auto" style:use-optimal-row-height="true"/>
    </style:style>
    <style:style style:name="ro114" style:family="table-row">
      <style:table-row-properties style:row-height="2.0252in" fo:break-before="auto" style:use-optimal-row-height="true"/>
    </style:style>
    <style:style style:name="ro115" style:family="table-row">
      <style:table-row-properties style:row-height="2.1811in" fo:break-before="auto" style:use-optimal-row-height="true"/>
    </style:style>
    <style:style style:name="ro116" style:family="table-row">
      <style:table-row-properties style:row-height="1.5689in" fo:break-before="auto" style:use-optimal-row-height="true"/>
    </style:style>
    <style:style style:name="ro117" style:family="table-row">
      <style:table-row-properties style:row-height="2.6374in" fo:break-before="auto" style:use-optimal-row-height="true"/>
    </style:style>
    <style:style style:name="ro118" style:family="table-row">
      <style:table-row-properties style:row-height="1.8807in" fo:break-before="auto" style:use-optimal-row-height="true"/>
    </style:style>
    <style:style style:name="ro119" style:family="table-row">
      <style:table-row-properties style:row-height="1.9138in" fo:break-before="auto" style:use-optimal-row-height="true"/>
    </style:style>
    <style:style style:name="ro120" style:family="table-row">
      <style:table-row-properties style:row-height="0.9681in" fo:break-before="auto" style:use-optimal-row-height="true"/>
    </style:style>
    <style:style style:name="ro121" style:family="table-row">
      <style:table-row-properties style:row-height="1.535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6" style:family="table-cell" style:parent-style-name="Default">
      <style:table-cell-properties fo:wrap-option="wrap"/>
    </style:style>
    <style:style style:name="ce7" style:family="table-cell" style:parent-style-name="Default" style:data-style-name="N100">
      <style:table-cell-properties style:text-align-source="fix" style:repeat-content="false" fo:wrap-option="wrap"/>
      <style:paragraph-properties fo:text-align="start"/>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82" style:family="table-cell" style:parent-style-name="Default" style:data-style-name="N100">
      <style:table-cell-properties fo:wrap-option="wrap"/>
      <style:text-properties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2"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73"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7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75" style:family="table-cell" style:parent-style-name="Default" style:data-style-name="N100">
      <style:table-cell-properties fo:background-color="transparent" fo:wrap-option="wrap"/>
    </style:style>
    <style:style style:name="ce76"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8pt" style:font-name-asian="Arial" style:font-size-asian="8pt" style:font-name-complex="Arial" style:font-size-complex="4.59999990463257pt"/>
    </style:style>
    <style:style style:name="T56"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7" style:family="text">
      <style:text-properties style:font-name="Arial Unicode MS" fo:font-size="10pt" style:font-name-asian="Arial Unicode MS" style:font-size-asian="10pt" style:font-name-complex="Arial Unicode MS" style:font-size-complex="10pt"/>
    </style:style>
    <style:style style:name="T67"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8"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85" table:default-cell-style-name="ce1"/>
        <table:table-column table:style-name="co95" table:default-cell-style-name="ce1"/>
        <table:table-column table:style-name="co3" table:default-cell-style-name="ce1"/>
        <table:table-column table:style-name="co4" table:default-cell-style-name="ce1"/>
        <table:table-column table:style-name="co96" table:default-cell-style-name="ce1"/>
        <table:table-column table:style-name="co97" table:default-cell-style-name="ce1"/>
        <table:table-row table:style-name="ro68">
          <table:table-cell table:style-name="Default" office:value-type="string">
            <text:p>Excerpts where the words “master” and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5">
          <table:table-cell table:style-name="Default" office:value-type="string">
            <text:p>Sum: 69 + 141 + 208 + 407 = <text:span text:style-name="T1">825</text:span>. <text:s/>[Note: 825 / 25 = <text:span text:style-name="T23">33</text:span>.]</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Note: <text:s/>The spreadsheet below is not complete. <text:s/>Start searching for “fact” and adding entries starting with page 178.</text:p>
          </table:table-cell>
          <table:table-cell table:style-name="Default" table:number-columns-repeated="4"/>
          <table:table-cell/>
        </table:table-row>
        <table:table-row table:style-name="ro68">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78">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9">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0">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0">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he letter that follows talks about a time factor. <text:s/>See next entry in this spreadsheet.</text:p>
          </table:table-cell>
        </table:table-row>
        <table:table-row table:style-name="ro81">
          <table:table-cell office:value-type="string">
            <text:p>6</text:p>
          </table:table-cell>
          <table:table-cell office:value-type="string">
            <text:p>62</text:p>
          </table:table-cell>
          <table:table-cell table:style-name="ce72" office:value-type="string">
            <text:p>January 15, 1927</text:p>
          </table:table-cell>
          <table:table-cell/>
          <table:table-cell table:style-name="ce3"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text:span><text:span text:style-name="T31">I want to use it wisely, together with a little other </text:span><text:span text:style-name="T31">money I have saved, I feel it is my duty to tell you </text:span><text:span text:style-name="T31">what I intend to do with it.</text:span></text:p>
            <text:p><text:span text:style-name="T31"/></text:p>
            <text:p><text:span text:style-name="T31">I have been studying the Bible night and day for </text:span><text:span text:style-name="T31">many years, and I believe that I have found in it the </text:span><text:span text:style-name="T31">key to all prophecy, -- the rules foretelling the events </text:span><text:span text:style-name="T31">in the history of the country, the progress in </text:span><text:span text:style-name="T31">invention, and also rules for forecasting the future of </text:span><text:span text:style-name="T31">stocks and commodities. I have been reading some </text:span><text:span text:style-name="T31">books and studying commodities and stocks and </text:span><text:span text:style-name="T31">have applied the rules as I understand them from </text:span><text:span text:style-name="T31">the Bible. <text:s/>I feel sure that I am able to foretell what </text:span><text:span text:style-name="T31">is going to happen in stocks and commodities, and I </text:span><text:span text:style-name="T31">am very anxious to make some money out of it so </text:span><text:span text:style-name="T31">that I can go to New York and join Walter there, </text:span><text:span text:style-name="T31">where I will have greater advantages and can study </text:span><text:span text:style-name="T31">and experiment with some inventions which I have </text:span><text:span text:style-name="T31">in mind.</text:span></text:p>
            <text:p><text:span text:style-name="T31"/></text:p>
            <text:p><text:span text:style-name="T31">From the teachings of the Bible and the methods </text:span><text:span text:style-name="T31">which I have worked out, I feel confident that the </text:span><text:span text:style-name="T31">price of cotton is going very high this Spring. I figure </text:span><text:span text:style-name="T31">that there are going to be some heavy floods along </text:span><text:span text:style-name="T31">the Mississippi River, and that there will be a late, </text:span><text:span text:style-name="T31">wet Spring, and that the demand for cotton will </text:span><text:span text:style-name="T31">greatly increase, helping to put prices very high. <text:s/></text:span><text:span text:style-name="T31">Therefore, I have decided to use the </text:span><text:span text:style-name="T32">$500.00</text:span><text:span text:style-name="T31"> which </text:span><text:span text:style-name="T31">you gave me and another </text:span><text:span text:style-name="T32">$500.00</text:span><text:span text:style-name="T31"> which I have </text:span><text:span text:style-name="T31">saved up, to buy cotton to hold for the Spring and </text:span><text:span text:style-name="T31">Summer. I would like to have your opinion of this </text:span><text:span text:style-name="T31">venture. <text:s/>Assuring you of my appreciation of your </text:span><text:span text:style-name="T31">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2">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83">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text:span><text:span text:style-name="T52">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ime factor of 5?</text:p>
            <text:p>“The Palace of Minos” is quoted, using the capital letters, it is 374 = 360 + 14. <text:s/></text:p>
            <text:p>The page number is 77.</text:p>
            <text:p>“100 years or 1000 years” is mentioned earlier on the page.</text:p>
          </table:table-cell>
        </table:table-row>
        <table:table-row table:style-name="ro84">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88" office:value-type="string">
            <text:p>See the counts for the quotes and all-caps phrases on this page. <text:s/>It may be that all the quotes in this chapter are giving Time Factors to be used with LOV.</text:p>
          </table:table-cell>
        </table:table-row>
        <table:table-row table:style-name="ro85">
          <table:table-cell/>
          <table:table-cell office:value-type="string">
            <text:p>82</text:p>
          </table:table-cell>
          <table:table-cell table:style-name="ce73"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text:span><text:span text:style-name="T1">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76" office:value-type="string">
            <text:p>“New York American” is italicized and reduces to 76 in numerology. <text:s/>“New York “American” is again mentioned on page 77. <text:s/>82 – 77 = 5. <text:s/>Time factor of 5?</text:p>
            <text:p><text:span text:style-name="T55"/></text:p>
            <text:p><text:span text:style-name="T56">Fides Intrepida: F = 6, I = 9: TF = 69?</text:span></text:p>
            <text:p><text:span text:style-name="T56">Unwavering Faith: U = 3, F = 6, TF = 36?</text:span></text:p>
            <text:p><text:span text:style-name="T56"/></text:p>
            <text:p><text:span text:style-name="T56">Evil period connected to “fact”: 1926 – 1932 (7 year </text:span><text:span text:style-name="T56">period). <text:s/>Bad years 1928, 1930, 1932. <text:s/></text:span></text:p>
            <text:p><text:span text:style-name="T56"/></text:p>
            <text:p><text:span text:style-name="T56">Pope is mentioned connected to 266. <text:s/>TF = 266?</text:span></text:p>
            <text:p><text:span text:style-name="T56">Pope connection to pg. 396. <text:s/>396 – 82 = 314. <text:s/></text:span><text:span text:style-name="T56">Check to see what distance measurement is used </text:span><text:span text:style-name="T56">on pg. 396 to confirm. </text:span></text:p>
          </table:table-cell>
        </table:table-row>
        <table:table-row table:style-name="ro86">
          <table:table-cell/>
          <table:table-cell office:value-type="string">
            <text:p>101</text:p>
          </table:table-cell>
          <table:table-cell table:style-name="ce73"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76" office:value-type="string">
            <text:p>Various numbers mentioned on this page, in addition to the number 16. <text:s/>TF = 16 ?</text:p>
            <text:p/>
            <text:p>The time difference between May 7, 1927 and June 9 , 1927 is exactly 33 days. <text:s/>TF = 33?</text:p>
          </table:table-cell>
        </table:table-row>
        <table:table-row table:style-name="ro90">
          <table:table-cell/>
          <table:table-cell office:value-type="string">
            <text:p>140-141 (“fact” mentioned on pg. 141).</text:p>
          </table:table-cell>
          <table:table-cell table:style-name="ce73"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76" office:value-type="string">
            <text:p>141 is 1.414 or sqrt(2).</text:p>
            <text:p/>
            <text:p>Is the station important to the time factor in some way? <text:s/>Also, it appears Lindbergh may be connected to the factor also. <text:s/></text:p>
          </table:table-cell>
        </table:table-row>
        <table:table-row table:style-name="ro91">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2">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text:span><text:span text:style-name="T1">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6"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3">
          <table:table-cell table:style-name="Default"/>
          <table:table-cell office:value-type="string">
            <text:p>177</text:p>
          </table:table-cell>
          <table:table-cell table:style-name="ce74"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6"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84">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text:span><text:span text:style-name="T1">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text:span><text:span text:style-name="T1">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6"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6" office:value-type="string">
            <text:p>Hotel Vanderbilt: H = 8, V = 4. <text:s/>TF = 84?</text:p>
          </table:table-cell>
        </table:table-row>
        <table:table-row table:style-name="ro92">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4">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6"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1">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95">
          <table:table-cell/>
          <table:table-cell office:value-type="string">
            <text:p>201-202. <text:s/>Note: It is pg. 202 that has the word "factor".</text:p>
          </table:table-cell>
          <table:table-cell table:number-columns-repeated="2"/>
          <table:table-cell table:style-name="ce75"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6">
          <table:table-cell/>
          <table:table-cell office:value-type="string">
            <text:p>205</text:p>
          </table:table-cell>
          <table:table-cell table:number-columns-repeated="2"/>
          <table:table-cell table:style-name="ce75" office:value-type="string">
            <text:p>[…] one striking example is that of the late <text:span text:style-name="T1">E. H. </text:span><text:span text:style-name="T1">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text:span><text:span text:style-name="T1">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57"/></text:p>
            <text:p><text:span text:style-name="T57">pg. 208 = 52 * 4</text:span></text:p>
          </table:table-cell>
        </table:table-row>
        <table:table-row table:style-name="ro97">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6"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98">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text:span><text:span text:style-name="T1">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ext:span><text:span text:style-name="T1">the problem</text:span> and tell him what the letter contained and how to get it interpreted or give him any information leading to the whereabouts of Marie. The astrologer answered as follows after <text:span text:style-name="T1">making </text:span><text:span text:style-name="T1">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6"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99">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6"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00">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text:span><text:span text:style-name="T21">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6"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99">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6" office:value-type="string">
            <text:p>Emphasis on “ring” and “beautiful”. <text:s/></text:p>
            <text:p>(Probably Christmas).</text:p>
          </table:table-cell>
        </table:table-row>
        <table:table-row table:style-name="ro101">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6" office:value-type="string">
            <text:p>RG's speech has 342 words. <text:s/>TF = 342 ?</text:p>
            <text:p>342 = 18 * 19</text:p>
            <text:p>342 = 6 * 57</text:p>
            <text:p/>
            <text:p>Holy Trinity: <text:s/>TF = 3 ? </text:p>
          </table:table-cell>
        </table:table-row>
        <table:table-row table:style-name="ro102">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6"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03">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6"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104">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6"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2">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text:span><text:span text:style-name="T1">men</text:span> because they were progressive and up to the <text:span text:style-name="T1">times</text:span>.</text:p>
          </table:table-cell>
          <table:table-cell table:style-name="ce6" office:value-type="string">
            <text:p>Attack on San Francisco happened on pg. 290.</text:p>
            <text:p/>
            <text:p>What is the “age of the young men”? <text:s/>Anything to do with RG's 21st or 22nd birthday? <text:s/></text:p>
          </table:table-cell>
        </table:table-row>
        <table:table-row table:style-name="ro113">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6" office:value-type="string">
            <text:p>Possible repeat of: </text:p>
            <text:p>1) Los Angeles</text:p>
            <text:p>2) San Francisco</text:p>
            <text:p>3) Portland</text:p>
            <text:p>4) Seattle</text:p>
            <text:p/>
            <text:p>Loss of “Pacific Coast”: P=7, C=3: TF = 73?</text:p>
            <text:p/>
          </table:table-cell>
        </table:table-row>
        <table:table-row table:style-name="ro114">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6" office:value-type="string">
            <text:p>1917 – 1812 = 105. <text:s/>TF = 105 ?</text:p>
            <text:p>Layfayette: L=3. <text:s/>105 * 3 = 315. <text:s/>TF = 315?</text:p>
            <text:p>Canada: C=3. <text:s/></text:p>
          </table:table-cell>
        </table:table-row>
        <table:table-row table:style-name="ro114">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text:span><text:span text:style-name="T1">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6" office:value-type="string">
            <text:p>Nation's birthday: July 4.</text:p>
            <text:p/>
            <text:p>“The Nation's”: T=2, N=5: <text:s/>TF = <text:span text:style-name="T1">25</text:span> ?</text:p>
            <text:p/>
            <text:p>155th anniversary: TF = 155 ?</text:p>
            <text:p/>
            <text:p>Declaration of Independence: D=4, I=9: TF = 49 ?</text:p>
            <text:p/>
            <text:p><text:span text:style-name="T67">Declaration of Independence (letter count):</text:span></text:p>
            <text:p><text:span text:style-name="T67">11 + 2 + 12 =</text:span><text:span text:style-name="T68"> </text:span><text:span text:style-name="T67">25. <text:s text:c="2"/>TF <text:s/>= </text:span><text:span text:style-name="T68">25</text:span><text:span text:style-name="T67"> ? </text:span></text:p>
            <text:p><text:span text:style-name="T67">155 – 25 = 130. <text:s/>TF = 130 ?</text:span></text:p>
          </table:table-cell>
        </table:table-row>
        <table:table-row table:style-name="ro115">
          <table:table-cell/>
          <table:table-cell table:style-name="ce7"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114">
          <table:table-cell/>
          <table:table-cell table:style-name="ce7"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16">
          <table:table-cell/>
          <table:table-cell table:style-name="ce7"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114">
          <table:table-cell/>
          <table:table-cell table:style-name="ce7"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83">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text:span><text:span text:style-name="T1">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17">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text:span><text:span text:style-name="T1">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57">5 + 5 + 7 = 17.</text:span></text:p>
            <text:p><text:span text:style-name="T57">5 + 5 + 7 + 7 = 24.</text:span></text:p>
            <text:p><text:span text:style-name="T57">5 + 5 + 7 + 2 + 7 = 26.</text:span></text:p>
            <text:p><text:span text:style-name="T53"/></text:p>
            <text:p><text:span text:style-name="T57">“</text:span><text:span text:style-name="T57">Tunnel thru the Air”: T=2, A=1: TF = 21 ?</text:span></text:p>
            <text:p><text:span text:style-name="T57">“</text:span><text:span text:style-name="T57">Tunnel thru the Air” (letter counts): 16. <text:s/>TF = 16 ?</text:span></text:p>
          </table:table-cell>
        </table:table-row>
        <table:table-row table:style-name="ro118">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19">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114">
          <table:table-cell/>
          <table:table-cell office:value-type="string">
            <text:p>345-346 (“factory” mentioned on pg. 346).</text:p>
          </table:table-cell>
          <table:table-cell table:style-name="ce3"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94">
          <table:table-cell/>
          <table:table-cell office:value-type="string">
            <text:p>348-349 (“fact” mentioned on pg. 349).</text:p>
          </table:table-cell>
          <table:table-cell table:style-name="ce3"/>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115">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ext:span><text:span text:style-name="T1">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text:span><text:span text:style-name="T1">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120">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21">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120">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06">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4">07/04/2013</text:date>, <text:time>21:16: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7-04T21:16:09</dc:date>
    <meta:editing-duration>P16DT1H43M27S</meta:editing-duration>
    <meta:editing-cycles>276</meta:editing-cycles>
    <meta:generator>LibreOffice/3.3$Unix LibreOffice_project/330m18$Build-4</meta:generator>
    <meta:document-statistic meta:table-count="16" meta:cell-count="1401" meta:object-count="0"/>
  </office:meta>
</office:document-meta>
</file>